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UpAction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veDownAction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veDownAction.MoveDownAction( RowActionDefinition . MoveDow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UpAction.MoveUpAction( RowActionDefinition . MoveUp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Action.RowAction( Row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